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style:line-height-at-least="0.706cm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20">
      <style:paragraph-properties fo:text-align="start" style:justify-single-word="false"/>
    </style:style>
    <style:style style:name="P8" style:family="paragraph" style:parent-style-name="Text_20_body">
      <style:paragraph-properties fo:line-height="0.282cm" fo:text-align="justify" style:justify-single-word="false"/>
    </style:style>
    <style:style style:name="P9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7b90d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6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2"><text:span text:style-name="T4">IOT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3"><text:span text:style-name="T1">2022.01.</text:span><text:span text:style-name="T2">12</text:span><text:span text:style-name="T1">(</text:span><text:span text:style-name="T2">수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4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5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3896471148" text:style-name="WWNum20">
              <text:list-item>
                <text:p text:style-name="P7"><text:span text:style-name="T1">개발자의 현실 멘토링</text:span></text:p>
              </text:list-item>
              <text:list-item>
                <text:p text:style-name="P7"><text:span text:style-name="T1">이미지 인식 설정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122542082363607" text:continue-numbering="true" text:style-name="WWNum20">
              <text:list-item>
                <text:p text:style-name="P7"><text:span text:style-name="T1">라즈베리 파이 모터, 조이스틱, 빛 밝기 실습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2-01-13T00:05:00</meta:creation-date>
    <dc:date>2022-01-23T12:25:40.577000000</dc:date>
    <meta:editing-duration>PT23H6M17S</meta:editing-duration>
    <meta:generator>Neat_Office/6.2.8.2$Windows_x86 LibreOffice_project/</meta:generator>
    <meta:document-statistic meta:table-count="1" meta:image-count="0" meta:object-count="0" meta:page-count="1" meta:paragraph-count="13" meta:word-count="73" meta:character-count="106" meta:non-whitespace-character-count="88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